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6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A$1:.A$1048576])" office:value-type="float" office:value="15.5" calcext:value-type="float">
            <text:p>15.50</text:p>
          </table:table-cell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C$1:.C$1048576])" office:value-type="float" office:value="10.5" calcext:value-type="float">
            <text:p>10.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E$1:.E$1048576])" office:value-type="float" office:value="19.5" calcext:value-type="float">
            <text:p>19.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/00/0000</text:date>, <text:time style:data-style-name="N2" text:time-value="16:47:25.581954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2:11:05.951392482</meta:creation-date>
    <dc:date>2022-11-01T16:53:40.092011252</dc:date>
    <meta:editing-duration>PT28M6S</meta:editing-duration>
    <meta:editing-cycles>15</meta:editing-cycles>
    <meta:generator>LibreOffice/6.4.7.2$Linux_X86_64 LibreOffice_project/40$Build-2</meta:generator>
    <meta:document-statistic meta:table-count="1" meta:cell-count="75" meta:object-count="0"/>
  </office:meta>
</office:document-meta>
</file>